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31pt"/>
    </style:style>
    <style:style style:name="co3" style:family="table-column">
      <style:table-column-properties fo:break-before="auto" style:column-width="53.46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134.16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4.2pt"/>
    </style:style>
    <style:style style:name="co10" style:family="table-column">
      <style:table-column-properties fo:break-before="auto" style:column-width="77.56pt"/>
    </style:style>
    <style:style style:name="co11" style:family="table-column">
      <style:table-column-properties fo:break-before="auto" style:column-width="44.79pt"/>
    </style:style>
    <style:style style:name="co12" style:family="table-column">
      <style:table-column-properties fo:break-before="auto" style:column-width="51.85pt"/>
    </style:style>
    <style:style style:name="co13" style:family="table-column">
      <style:table-column-properties fo:break-before="auto" style:column-width="43.09pt"/>
    </style:style>
    <style:style style:name="co14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NG_OFF-100ms" table:style-name="ta1">
        <table:table-column table:style-name="co1" table:default-cell-style-name="Default"/>
        <table:table-row table:style-name="ro1">
          <table:table-cell/>
        </table:table-row>
      </table:table>
      <table:table table:name="MNG_OFF-500ms" table:style-name="ta1">
        <table:table-column table:style-name="co1" table:default-cell-style-name="Default"/>
        <table:table-row table:style-name="ro1">
          <table:table-cell/>
        </table:table-row>
      </table:table>
      <table:table table:name="MNG_OFF-1000ms" table:style-name="ta1">
        <table:table-column table:style-name="co1" table:default-cell-style-name="Default"/>
        <table:table-row table:style-name="ro1">
          <table:table-cell/>
        </table:table-row>
      </table:table>
      <table:table table:name="MNG_ON-100m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475" calcext:value-type="float">
            <text:p>190475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39.514" calcext:value-type="float">
            <text:p>139.514</text:p>
          </table:table-cell>
          <table:table-cell office:value-type="float" office:value="19.1263324981487" calcext:value-type="float">
            <text:p>19.1263324981487</text:p>
          </table:table-cell>
          <table:table-cell office:value-type="float" office:value="13.7092567757707" calcext:value-type="float">
            <text:p>13.7092567757707</text:p>
          </table:table-cell>
          <table:table-cell office:value-type="float" office:value="105.000656254102" calcext:value-type="float">
            <text:p>105.00065625410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949" calcext:value-type="float">
            <text:p>262949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10.19015" calcext:value-type="float">
            <text:p>210.19015</text:p>
          </table:table-cell>
          <table:table-cell office:value-type="float" office:value="71.5720710683394" calcext:value-type="float">
            <text:p>71.5720710683394</text:p>
          </table:table-cell>
          <table:table-cell office:value-type="float" office:value="34.0511061381037" calcext:value-type="float">
            <text:p>34.0511061381037</text:p>
          </table:table-cell>
          <table:table-cell office:value-type="float" office:value="152.120753454092" calcext:value-type="float">
            <text:p>152.120753454092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6675" calcext:value-type="float">
            <text:p>346675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293.294866666667" calcext:value-type="float">
            <text:p>293.294866666667</text:p>
          </table:table-cell>
          <table:table-cell office:value-type="float" office:value="85.9185962819963" calcext:value-type="float">
            <text:p>85.9185962819963</text:p>
          </table:table-cell>
          <table:table-cell office:value-type="float" office:value="29.2942720949985" calcext:value-type="float">
            <text:p>29.2942720949985</text:p>
          </table:table-cell>
          <table:table-cell office:value-type="float" office:value="173.072762673974" calcext:value-type="float">
            <text:p>173.072762673974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8730" calcext:value-type="float">
            <text:p>438730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384.36205" calcext:value-type="float">
            <text:p>384.36205</text:p>
          </table:table-cell>
          <table:table-cell office:value-type="float" office:value="123.708438544101" calcext:value-type="float">
            <text:p>123.708438544101</text:p>
          </table:table-cell>
          <table:table-cell office:value-type="float" office:value="32.185393574652" calcext:value-type="float">
            <text:p>32.185393574652</text:p>
          </table:table-cell>
          <table:table-cell office:value-type="float" office:value="182.344494335924" calcext:value-type="float">
            <text:p>182.344494335924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8410" calcext:value-type="float">
            <text:p>54841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88.34911" calcext:value-type="float">
            <text:p>488.34911</text:p>
          </table:table-cell>
          <table:table-cell office:value-type="float" office:value="241.222439492807" calcext:value-type="float">
            <text:p>241.222439492807</text:p>
          </table:table-cell>
          <table:table-cell office:value-type="float" office:value="49.3954907571772" calcext:value-type="float">
            <text:p>49.3954907571772</text:p>
          </table:table-cell>
          <table:table-cell office:value-type="float" office:value="182.345325577579" calcext:value-type="float">
            <text:p>182.345325577579</text:p>
          </table:table-cell>
          <table:table-cell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6118" calcext:value-type="float">
            <text:p>12861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89" calcext:value-type="float">
            <text:p>249989</text:p>
          </table:table-cell>
          <table:table-cell office:value-type="float" office:value="11" calcext:value-type="float">
            <text:p>11</text:p>
          </table:table-cell>
          <table:table-cell office:value-type="float" office:value="1186.66423322626" calcext:value-type="float">
            <text:p>1186.66423322626</text:p>
          </table:table-cell>
          <table:table-cell office:value-type="float" office:value="1896.79737396459" calcext:value-type="float">
            <text:p>1896.79737396459</text:p>
          </table:table-cell>
          <table:table-cell office:value-type="float" office:value="159.842803116063" calcext:value-type="float">
            <text:p>159.842803116063</text:p>
          </table:table-cell>
          <table:table-cell office:value-type="float" office:value="194.374855184361" calcext:value-type="float">
            <text:p>194.3748551843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127419" calcext:value-type="float">
            <text:p>1274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23386" calcext:value-type="float">
            <text:p>2523386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76" calcext:value-type="float">
            <text:p>499976</text:p>
          </table:table-cell>
          <table:table-cell office:value-type="float" office:value="24" calcext:value-type="float">
            <text:p>24</text:p>
          </table:table-cell>
          <table:table-cell office:value-type="float" office:value="2416.91892610845" calcext:value-type="float">
            <text:p>2416.91892610845</text:p>
          </table:table-cell>
          <table:table-cell office:value-type="float" office:value="2303.15482266742" calcext:value-type="float">
            <text:p>2303.15482266742</text:p>
          </table:table-cell>
          <table:table-cell office:value-type="float" office:value="95.2930111882484" calcext:value-type="float">
            <text:p>95.2930111882484</text:p>
          </table:table-cell>
          <table:table-cell office:value-type="float" office:value="198.136947736097" calcext:value-type="float">
            <text:p>198.136947736097</text:p>
          </table:table-cell>
          <table:table-cell office:value-type="float" office:value="0.0048" calcext:value-type="float">
            <text:p>0.0048</text:p>
          </table:table-cell>
          <table:table-cell office:value-type="float" office:value="128890" calcext:value-type="float">
            <text:p>1288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69386" calcext:value-type="float">
            <text:p>37693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41" calcext:value-type="float">
            <text:p>749941</text:p>
          </table:table-cell>
          <table:table-cell office:value-type="float" office:value="59" calcext:value-type="float">
            <text:p>59</text:p>
          </table:table-cell>
          <table:table-cell office:value-type="float" office:value="3668.58356724062" calcext:value-type="float">
            <text:p>3668.58356724062</text:p>
          </table:table-cell>
          <table:table-cell office:value-type="float" office:value="2422.938021859" calcext:value-type="float">
            <text:p>2422.938021859</text:p>
          </table:table-cell>
          <table:table-cell office:value-type="float" office:value="66.0455998193725" calcext:value-type="float">
            <text:p>66.0455998193725</text:p>
          </table:table-cell>
          <table:table-cell office:value-type="float" office:value="198.955745047071" calcext:value-type="float">
            <text:p>198.955745047071</text:p>
          </table:table-cell>
          <table:table-cell office:value-type="float" office:value="0.00786666666666667" calcext:value-type="float">
            <text:p>0.007866666666667</text:p>
          </table:table-cell>
          <table:table-cell office:value-type="float" office:value="129911" calcext:value-type="float">
            <text:p>1299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83344" calcext:value-type="float">
            <text:p>50833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56" calcext:value-type="float">
            <text:p>999956</text:p>
          </table:table-cell>
          <table:table-cell office:value-type="float" office:value="44" calcext:value-type="float">
            <text:p>44</text:p>
          </table:table-cell>
          <table:table-cell office:value-type="float" office:value="4988.38398789547" calcext:value-type="float">
            <text:p>4988.38398789547</text:p>
          </table:table-cell>
          <table:table-cell office:value-type="float" office:value="2273.49844842361" calcext:value-type="float">
            <text:p>2273.49844842361</text:p>
          </table:table-cell>
          <table:table-cell office:value-type="float" office:value="45.5758508956077" calcext:value-type="float">
            <text:p>45.5758508956077</text:p>
          </table:table-cell>
          <table:table-cell office:value-type="float" office:value="196.712242964474" calcext:value-type="float">
            <text:p>196.712242964474</text:p>
          </table:table-cell>
          <table:table-cell office:value-type="float" office:value="0.0044" calcext:value-type="float">
            <text:p>0.0044</text:p>
          </table:table-cell>
          <table:table-cell office:value-type="float" office:value="134028" calcext:value-type="float">
            <text:p>134028</text:p>
          </table:table-cell>
          <table:table-cell office:value-type="float" office:value="105" calcext:value-type="float">
            <text:p>105</text:p>
          </table:table-cell>
        </table:table-row>
      </table:table>
      <table:table table:name="MNG_ON-500m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3766" calcext:value-type="float">
            <text:p>593766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542.13375" calcext:value-type="float">
            <text:p>542.13375</text:p>
          </table:table-cell>
          <table:table-cell office:value-type="float" office:value="24.8532220259216" calcext:value-type="float">
            <text:p>24.8532220259216</text:p>
          </table:table-cell>
          <table:table-cell office:value-type="float" office:value="4.58433403674307" calcext:value-type="float">
            <text:p>4.58433403674307</text:p>
          </table:table-cell>
          <table:table-cell office:value-type="float" office:value="33.6833028499443" calcext:value-type="float">
            <text:p>33.6833028499443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8659" calcext:value-type="float">
            <text:p>648659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594.7388" calcext:value-type="float">
            <text:p>594.7388</text:p>
          </table:table-cell>
          <table:table-cell office:value-type="float" office:value="56.9952066923147" calcext:value-type="float">
            <text:p>56.9952066923147</text:p>
          </table:table-cell>
          <table:table-cell office:value-type="float" office:value="9.58323329372738" calcext:value-type="float">
            <text:p>9.58323329372738</text:p>
          </table:table-cell>
          <table:table-cell office:value-type="float" office:value="61.6656825851487" calcext:value-type="float">
            <text:p>61.6656825851487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6858" calcext:value-type="float">
            <text:p>716858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661.123416666667" calcext:value-type="float">
            <text:p>661.123416666667</text:p>
          </table:table-cell>
          <table:table-cell office:value-type="float" office:value="95.5265966830056" calcext:value-type="float">
            <text:p>95.5265966830056</text:p>
          </table:table-cell>
          <table:table-cell office:value-type="float" office:value="14.4491322308085" calcext:value-type="float">
            <text:p>14.4491322308085</text:p>
          </table:table-cell>
          <table:table-cell office:value-type="float" office:value="83.6985846569334" calcext:value-type="float">
            <text:p>83.6985846569334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3420" calcext:value-type="float">
            <text:p>773420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714.9976125" calcext:value-type="float">
            <text:p>714.9976125</text:p>
          </table:table-cell>
          <table:table-cell office:value-type="float" office:value="140.747283825563" calcext:value-type="float">
            <text:p>140.747283825563</text:p>
          </table:table-cell>
          <table:table-cell office:value-type="float" office:value="19.685000532161" calcext:value-type="float">
            <text:p>19.685000532161</text:p>
          </table:table-cell>
          <table:table-cell office:value-type="float" office:value="103.436683819917" calcext:value-type="float">
            <text:p>103.436683819917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9224" calcext:value-type="float">
            <text:p>87922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821.3956" calcext:value-type="float">
            <text:p>821.3956</text:p>
          </table:table-cell>
          <table:table-cell office:value-type="float" office:value="171.69331491524" calcext:value-type="float">
            <text:p>171.69331491524</text:p>
          </table:table-cell>
          <table:table-cell office:value-type="float" office:value="20.9026338727941" calcext:value-type="float">
            <text:p>20.9026338727941</text:p>
          </table:table-cell>
          <table:table-cell office:value-type="float" office:value="113.736658689936" calcext:value-type="float">
            <text:p>113.736658689936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42927" calcext:value-type="float">
            <text:p>1942927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99" calcext:value-type="float">
            <text:p>249999</text:p>
          </table:table-cell>
          <table:table-cell office:value-type="float" office:value="1" calcext:value-type="float">
            <text:p>1</text:p>
          </table:table-cell>
          <table:table-cell office:value-type="float" office:value="1814.48612994452" calcext:value-type="float">
            <text:p>1814.48612994452</text:p>
          </table:table-cell>
          <table:table-cell office:value-type="float" office:value="1539.09271910233" calcext:value-type="float">
            <text:p>1539.09271910233</text:p>
          </table:table-cell>
          <table:table-cell office:value-type="float" office:value="84.8225122089741" calcext:value-type="float">
            <text:p>84.8225122089741</text:p>
          </table:table-cell>
          <table:table-cell office:value-type="float" office:value="128.671329391171" calcext:value-type="float">
            <text:p>128.6713293911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27335" calcext:value-type="float">
            <text:p>12733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55883" calcext:value-type="float">
            <text:p>3855883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69" calcext:value-type="float">
            <text:p>499969</text:p>
          </table:table-cell>
          <table:table-cell office:value-type="float" office:value="31" calcext:value-type="float">
            <text:p>31</text:p>
          </table:table-cell>
          <table:table-cell office:value-type="float" office:value="3748.28746982313" calcext:value-type="float">
            <text:p>3748.28746982313</text:p>
          </table:table-cell>
          <table:table-cell office:value-type="float" office:value="2053.59217323458" calcext:value-type="float">
            <text:p>2053.59217323458</text:p>
          </table:table-cell>
          <table:table-cell office:value-type="float" office:value="54.7874780087633" calcext:value-type="float">
            <text:p>54.7874780087633</text:p>
          </table:table-cell>
          <table:table-cell office:value-type="float" office:value="129.663944678819" calcext:value-type="float">
            <text:p>129.663944678819</text:p>
          </table:table-cell>
          <table:table-cell office:value-type="float" office:value="0.0062" calcext:value-type="float">
            <text:p>0.0062</text:p>
          </table:table-cell>
          <table:table-cell office:value-type="float" office:value="129475" calcext:value-type="float">
            <text:p>12947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822171" calcext:value-type="float">
            <text:p>58221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31" calcext:value-type="float">
            <text:p>749931</text:p>
          </table:table-cell>
          <table:table-cell office:value-type="float" office:value="69" calcext:value-type="float">
            <text:p>69</text:p>
          </table:table-cell>
          <table:table-cell office:value-type="float" office:value="5713.47756526934" calcext:value-type="float">
            <text:p>5713.47756526934</text:p>
          </table:table-cell>
          <table:table-cell office:value-type="float" office:value="2313.8416284615" calcext:value-type="float">
            <text:p>2313.8416284615</text:p>
          </table:table-cell>
          <table:table-cell office:value-type="float" office:value="40.4979559651499" calcext:value-type="float">
            <text:p>40.4979559651499</text:p>
          </table:table-cell>
          <table:table-cell office:value-type="float" office:value="128.806075946584" calcext:value-type="float">
            <text:p>128.806075946584</text:p>
          </table:table-cell>
          <table:table-cell office:value-type="float" office:value="0.0092" calcext:value-type="float">
            <text:p>0.0092</text:p>
          </table:table-cell>
          <table:table-cell office:value-type="float" office:value="131701" calcext:value-type="float">
            <text:p>13170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208023" calcext:value-type="float">
            <text:p>82080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77" calcext:value-type="float">
            <text:p>999977</text:p>
          </table:table-cell>
          <table:table-cell office:value-type="float" office:value="23" calcext:value-type="float">
            <text:p>23</text:p>
          </table:table-cell>
          <table:table-cell office:value-type="float" office:value="8096.49755344373" calcext:value-type="float">
            <text:p>8096.49755344373</text:p>
          </table:table-cell>
          <table:table-cell office:value-type="float" office:value="2391.70017269294" calcext:value-type="float">
            <text:p>2391.70017269294</text:p>
          </table:table-cell>
          <table:table-cell office:value-type="float" office:value="29.5399357179533" calcext:value-type="float">
            <text:p>29.5399357179533</text:p>
          </table:table-cell>
          <table:table-cell office:value-type="float" office:value="121.82921514718" calcext:value-type="float">
            <text:p>121.82921514718</text:p>
          </table:table-cell>
          <table:table-cell office:value-type="float" office:value="0.0023" calcext:value-type="float">
            <text:p>0.0023</text:p>
          </table:table-cell>
          <table:table-cell office:value-type="float" office:value="133746" calcext:value-type="float">
            <text:p>133746</text:p>
          </table:table-cell>
          <table:table-cell office:value-type="float" office:value="504" calcext:value-type="float">
            <text:p>504</text:p>
          </table:table-cell>
        </table:table-row>
      </table:table>
      <table:table table:name="MNG_ON-1000ms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2732" calcext:value-type="float">
            <text:p>1092732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041.0518" calcext:value-type="float">
            <text:p>1041.0518</text:p>
          </table:table-cell>
          <table:table-cell office:value-type="float" office:value="24.2761422659003" calcext:value-type="float">
            <text:p>24.2761422659003</text:p>
          </table:table-cell>
          <table:table-cell office:value-type="float" office:value="2.33188610460116" calcext:value-type="float">
            <text:p>2.33188610460116</text:p>
          </table:table-cell>
          <table:table-cell office:value-type="float" office:value="18.3027494390207" calcext:value-type="float">
            <text:p>18.3027494390207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3691" calcext:value-type="float">
            <text:p>1143691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090.32865" calcext:value-type="float">
            <text:p>1090.32865</text:p>
          </table:table-cell>
          <table:table-cell office:value-type="float" office:value="116.802697575576" calcext:value-type="float">
            <text:p>116.802697575576</text:p>
          </table:table-cell>
          <table:table-cell office:value-type="float" office:value="10.7126138137869" calcext:value-type="float">
            <text:p>10.7126138137869</text:p>
          </table:table-cell>
          <table:table-cell office:value-type="float" office:value="34.9744817437577" calcext:value-type="float">
            <text:p>34.9744817437577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7567" calcext:value-type="float">
            <text:p>1197567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142.48383333333" calcext:value-type="float">
            <text:p>1142.48383333333</text:p>
          </table:table-cell>
          <table:table-cell office:value-type="float" office:value="135.792638727771" calcext:value-type="float">
            <text:p>135.792638727771</text:p>
          </table:table-cell>
          <table:table-cell office:value-type="float" office:value="11.8857383155769" calcext:value-type="float">
            <text:p>11.8857383155769</text:p>
          </table:table-cell>
          <table:table-cell office:value-type="float" office:value="50.101580955387" calcext:value-type="float">
            <text:p>50.101580955387</text:p>
          </table:table-cell>
          <table:table-cell office:value-type="float" office:value="0" calcext:value-type="float">
            <text:p>0</text:p>
          </table:table-cell>
          <table:table-cell office:value-type="float" office:value="5279" calcext:value-type="float">
            <text:p>527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91604" calcext:value-type="float">
            <text:p>1891604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1827.1612" calcext:value-type="float">
            <text:p>1827.1612</text:p>
          </table:table-cell>
          <table:table-cell office:value-type="float" office:value="1308.45552326503" calcext:value-type="float">
            <text:p>1308.45552326503</text:p>
          </table:table-cell>
          <table:table-cell office:value-type="float" office:value="71.6113894748329" calcext:value-type="float">
            <text:p>71.6113894748329</text:p>
          </table:table-cell>
          <table:table-cell office:value-type="float" office:value="42.2921499425884" calcext:value-type="float">
            <text:p>42.2921499425884</text:p>
          </table:table-cell>
          <table:table-cell office:value-type="float" office:value="0" calcext:value-type="float">
            <text:p>0</text:p>
          </table:table-cell>
          <table:table-cell office:value-type="float" office:value="9752" calcext:value-type="float">
            <text:p>975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0255" calcext:value-type="float">
            <text:p>271025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630.38463" calcext:value-type="float">
            <text:p>2630.38463</text:p>
          </table:table-cell>
          <table:table-cell office:value-type="float" office:value="1735.64779119564" calcext:value-type="float">
            <text:p>1735.64779119564</text:p>
          </table:table-cell>
          <table:table-cell office:value-type="float" office:value="65.9845625388878" calcext:value-type="float">
            <text:p>65.9845625388878</text:p>
          </table:table-cell>
          <table:table-cell office:value-type="float" office:value="36.8968971554337" calcext:value-type="float">
            <text:p>36.8968971554337</text:p>
          </table:table-cell>
          <table:table-cell office:value-type="float" office:value="0" calcext:value-type="float">
            <text:p>0</text:p>
          </table:table-cell>
          <table:table-cell office:value-type="float" office:value="11857" calcext:value-type="float">
            <text:p>11857</text:p>
          </table:table-cell>
          <table:table-cell office:value-type="float" office:value="1004" calcext:value-type="float">
            <text:p>1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4:45:14.1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7:28:16.767000000</dc:date>
    <meta:editing-duration>PT2H28M25S</meta:editing-duration>
    <meta:editing-cycles>6</meta:editing-cycles>
    <meta:generator>LibreOffice/5.2.3.3$Windows_x86 LibreOffice_project/d54a8868f08a7b39642414cf2c8ef2f228f780cf</meta:generator>
    <meta:document-statistic meta:table-count="6" meta:cell-count="312" meta:object-count="0"/>
  </office:meta>
</office:document-meta>
</file>